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Ubuntu1" svg:font-family="Ubuntu" style:font-adornments="Κανονικά"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9441" officeooo:paragraph-rsid="00069441"/>
    </style:style>
    <style:style style:name="P2" style:family="paragraph" style:parent-style-name="Standard">
      <style:text-properties fo:language="en" fo:country="US"/>
    </style:style>
    <style:style style:name="P3" style:family="paragraph" style:parent-style-name="Text_20_body">
      <style:paragraph-properties fo:margin-top="0cm" fo:margin-bottom="0cm" loext:contextual-spacing="false"/>
      <style:text-properties fo:language="en" fo:country="US"/>
    </style:style>
    <style:style style:name="P4" style:family="paragraph" style:parent-style-name="Text_20_body">
      <style:paragraph-properties fo:margin-top="0cm" fo:margin-bottom="0cm" loext:contextual-spacing="false"/>
      <style:text-properties fo:language="en" fo:country="US" officeooo:rsid="000adf9d" officeooo:paragraph-rsid="000adf9d"/>
    </style:style>
    <style:style style:name="P5" style:family="paragraph" style:parent-style-name="Footer">
      <style:paragraph-properties fo:text-align="center" style:justify-single-word="false"/>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fo:language="en" fo:country="US" officeooo:rsid="00069441" officeooo:paragraph-rsid="00069441"/>
    </style:style>
    <style:style style:name="P8" style:family="paragraph" style:parent-style-name="Standard" style:list-style-name="L1"/>
    <style:style style:name="P9" style:family="paragraph" style:parent-style-name="Standard">
      <style:text-properties style:font-name="Ubuntu" fo:language="en" fo:country="US"/>
    </style:style>
    <style:style style:name="P10" style:family="paragraph" style:parent-style-name="Standard" style:list-style-name="L1">
      <style:text-properties style:font-name="Ubuntu" fo:language="en" fo:country="US"/>
    </style:style>
    <style:style style:name="P11" style:family="paragraph" style:parent-style-name="Standard" style:list-style-name="L1">
      <style:text-properties style:font-name="Ubuntu" fo:language="en" fo:country="US" officeooo:paragraph-rsid="00069441"/>
    </style:style>
    <style:style style:name="P12" style:family="paragraph" style:parent-style-name="Standard">
      <style:text-properties style:font-name="Ubuntu" fo:font-size="14pt" officeooo:paragraph-rsid="00069441" style:font-size-asian="14pt" style:font-size-complex="14pt"/>
    </style:style>
    <style:style style:name="P13" style:family="paragraph" style:parent-style-name="Standard">
      <style:text-properties style:font-name="Ubuntu" fo:font-size="14pt" officeooo:rsid="00069441" officeooo:paragraph-rsid="00069441" style:font-size-asian="14pt" style:font-size-complex="14pt"/>
    </style:style>
    <style:style style:name="P14" style:family="paragraph" style:parent-style-name="Standard">
      <style:paragraph-properties fo:break-before="page"/>
      <style:text-properties style:font-name="Ubuntu" fo:language="en" fo:country="US"/>
    </style:style>
    <style:style style:name="P15" style:family="paragraph" style:parent-style-name="Standard" style:list-style-name="L1">
      <style:paragraph-properties fo:break-before="page"/>
      <style:text-properties style:font-name="Ubuntu" fo:language="en" fo:country="US"/>
    </style:style>
    <style:style style:name="P16" style:family="paragraph" style:parent-style-name="Text_20_body">
      <style:paragraph-properties fo:text-align="start" style:justify-single-word="false"/>
      <style:text-properties fo:font-size="10pt" officeooo:paragraph-rsid="001019de" style:font-size-asian="10pt" style:font-size-complex="10pt"/>
    </style:style>
    <style:style style:name="P17" style:family="paragraph" style:parent-style-name="Text_20_body" style:list-style-name="L1"/>
    <style:style style:name="P18" style:family="paragraph" style:parent-style-name="Text_20_body" style:list-style-name="L1">
      <style:text-properties fo:language="en" fo:country="US"/>
    </style:style>
    <style:style style:name="P19" style:family="paragraph" style:parent-style-name="Text_20_body" style:list-style-name="L1">
      <style:text-properties fo:language="en" fo:country="US" officeooo:paragraph-rsid="000adf9d"/>
    </style:style>
    <style:style style:name="P20" style:family="paragraph" style:parent-style-name="Text_20_body">
      <style:text-properties officeooo:paragraph-rsid="00069441"/>
    </style:style>
    <style:style style:name="P21" style:family="paragraph" style:parent-style-name="Text_20_body">
      <style:paragraph-properties fo:text-align="center" style:justify-single-word="false"/>
      <style:text-properties style:font-name="Ubuntu" fo:font-size="22pt" officeooo:paragraph-rsid="00069441" style:font-size-asian="22pt" style:font-size-complex="22pt"/>
    </style:style>
    <style:style style:name="P22" style:family="paragraph" style:parent-style-name="Text_20_body">
      <style:text-properties officeooo:rsid="001e9c23" officeooo:paragraph-rsid="001e9c23"/>
    </style:style>
    <style:style style:name="P23" style:family="paragraph" style:parent-style-name="Text_20_body">
      <style:paragraph-properties fo:margin-top="0cm" fo:margin-bottom="0cm" loext:contextual-spacing="false" fo:line-height="100%"/>
      <style:text-properties fo:language="en" fo:country="US"/>
    </style:style>
    <style:style style:name="P24" style:family="paragraph" style:parent-style-name="Text_20_body" style:list-style-name="L1">
      <style:paragraph-properties fo:margin-top="0cm" fo:margin-bottom="0cm" loext:contextual-spacing="false" fo:line-height="100%"/>
      <style:text-properties fo:language="en" fo:country="US"/>
    </style:style>
    <style:style style:name="P25" style:family="paragraph" style:parent-style-name="Text_20_body" style:list-style-name="L1">
      <style:paragraph-properties fo:margin-top="0cm" fo:margin-bottom="0cm" loext:contextual-spacing="false" fo:line-height="100%"/>
      <style:text-properties fo:language="en" fo:country="US" officeooo:paragraph-rsid="00084e6d"/>
    </style:style>
    <style:style style:name="P26" style:family="paragraph" style:parent-style-name="Text_20_body" style:list-style-name="L1">
      <style:paragraph-properties fo:margin-top="0cm" fo:margin-bottom="0cm" loext:contextual-spacing="false"/>
      <style:text-properties fo:language="en" fo:country="US"/>
    </style:style>
    <style:style style:name="P27" style:family="paragraph" style:parent-style-name="Text_20_body" style:list-style-name="L1">
      <style:paragraph-properties fo:margin-top="0cm" fo:margin-bottom="0cm" loext:contextual-spacing="false"/>
      <style:text-properties fo:language="en" fo:country="US" officeooo:paragraph-rsid="00084e6d"/>
    </style:style>
    <style:style style:name="P28" style:family="paragraph" style:parent-style-name="Text_20_body" style:list-style-name="L2">
      <style:paragraph-properties fo:margin-top="0cm" fo:margin-bottom="0cm" loext:contextual-spacing="false"/>
      <style:text-properties fo:language="en" fo:country="US" officeooo:rsid="0012ad38" officeooo:paragraph-rsid="0013ec13"/>
    </style:style>
    <style:style style:name="P29" style:family="paragraph" style:parent-style-name="Text_20_body" style:list-style-name="L2">
      <style:paragraph-properties fo:margin-top="0cm" fo:margin-bottom="0cm" loext:contextual-spacing="false"/>
      <style:text-properties fo:language="en" fo:country="US" officeooo:rsid="0012ad38" officeooo:paragraph-rsid="0015d9f0"/>
    </style:style>
    <style:style style:name="P30" style:family="paragraph" style:parent-style-name="Text_20_body">
      <style:paragraph-properties fo:margin-top="0cm" fo:margin-bottom="0cm" loext:contextual-spacing="false"/>
      <style:text-properties style:font-name="Ubuntu" fo:language="en" fo:country="US" officeooo:rsid="000adf9d" officeooo:paragraph-rsid="000adf9d"/>
    </style:style>
    <style:style style:name="P31" style:family="paragraph" style:parent-style-name="Text_20_body" style:list-style-name="L1">
      <style:paragraph-properties fo:margin-top="0cm" fo:margin-bottom="0cm" loext:contextual-spacing="false"/>
      <style:text-properties style:font-name="Ubuntu" fo:language="en" fo:country="US" officeooo:paragraph-rsid="000adf9d"/>
    </style:style>
    <style:style style:name="P32" style:family="paragraph" style:parent-style-name="Text_20_body">
      <style:paragraph-properties fo:margin-top="0cm" fo:margin-bottom="0cm" loext:contextual-spacing="false" fo:break-before="page"/>
      <style:text-properties fo:language="en" fo:country="US"/>
    </style:style>
    <style:style style:name="P33" style:family="paragraph" style:parent-style-name="Text_20_body">
      <style:paragraph-properties fo:break-before="page"/>
      <style:text-properties officeooo:rsid="001d1300" officeooo:paragraph-rsid="001d1300"/>
    </style:style>
    <style:style style:name="P34" style:family="paragraph" style:parent-style-name="Title">
      <style:text-properties style:font-name="Ubuntu" officeooo:paragraph-rsid="001d1300"/>
    </style:style>
    <style:style style:name="T1" style:family="text">
      <style:text-properties officeooo:rsid="001019de"/>
    </style:style>
    <style:style style:name="T2" style:family="text">
      <style:text-properties officeooo:rsid="00069441"/>
    </style:style>
    <style:style style:name="T3" style:family="text">
      <style:text-properties fo:language="en" fo:country="US"/>
    </style:style>
    <style:style style:name="T4" style:family="text">
      <style:text-properties fo:language="en" fo:country="US" officeooo:rsid="000adf9d"/>
    </style:style>
    <style:style style:name="T5" style:family="text">
      <style:text-properties fo:language="en" fo:country="US" officeooo:rsid="0012ad38"/>
    </style:style>
    <style:style style:name="T6" style:family="text">
      <style:text-properties fo:language="en" fo:country="US" officeooo:rsid="00069441"/>
    </style:style>
    <style:style style:name="T7" style:family="text">
      <style:text-properties officeooo:rsid="001a1f04"/>
    </style:style>
    <style:style style:name="T8" style:family="text">
      <style:text-properties officeooo:rsid="001d1300"/>
    </style:style>
    <style:style style:name="T9" style:family="text">
      <style:text-properties style:font-name="Ubuntu"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Ψηφιακή Οικονομικ<text:span text:style-name="T8">ή<text:line-break/></text:span>Τεστ <text:span text:style-name="T8">Λεκτικής Νοημοσύνης</text:span></text:p>
      <text:p text:style-name="P1"/>
      <text:p text:style-name="P20"/>
      <text:p text:style-name="P21"><text:span text:style-name="T2">Βλάχου Χρυσή<text:line-break/></text:span>Παϊλας Κωνσταντίνος<text:line-break/>Παπαϊωάννου Παναγιώτης<text:line-break/>Τερζόγλου Θεόδωρος<text:line-break/>Τσιρπάνης Θεόδωρο<text:span text:style-name="T7">ς</text:span></text:p>
      <text:p text:style-name="P21"/>
      <text:p text:style-name="P12"><text:span text:style-name="T2">Υπεύθυνος καθηγητής: Στειακάκης Εμμανουήλ</text:span></text:p>
      <text:p text:style-name="P13"/>
      <text:p text:style-name="P13"/>
      <text:p text:style-name="P13"/>
      <text:p text:style-name="P13">Πανεπιστήμιο Μακεδονίας, Τμήμα Εφαρμοσμένης Πληροφορικής</text:p>
      <text:h text:style-name="P7" text:outline-level="1">Test 1</text:h>
      <text:p text:style-name="P22"><text:span text:style-name="T6">R</text:span><text:span text:style-name="T3">ead the following text:</text:span></text:p>
      <text:p text:style-name="P9">It is well known that the climate is affected by human activities. Ever since the Industrial Revolution, the effects of climate change have been more apparent than ever. Despite the widespread acceptance, there are many people who either deny or downplay the human involvement in the above facts and ignore the overwhelming data that prove the opposite. Scientific research is demonstrating that the average global temperature is rising at increasing rates. The rising temperatures, the ozone hole and extreme weather phenomenae are getting more and more alarming. The causes leading to climate change are many and dangerous.</text:p>
      <text:p text:style-name="P9"/>
      <text:p text:style-name="P9">First of all, one of the primary causes of climate change is air pollution. The infamous carbon dioxide (also known as CO2), a byproduct of the combustion of fossil fuels is the main culprit of the greenhouse effect. This effect traps the solar rays inside the atmosphere, increasing the global temperature and causing disruption to the natural habitats. CO2 is also emitted by livestock used for food. Petrol and its derivatives are widely used in the energy production industry, yielding 36 billion tons of CO2 last year. These fuels are also used for the transportation of people and goods and are vital for our civilization.</text:p>
      <text:p text:style-name="P9"/>
      <text:p text:style-name="P9">Another crucial factor is deforestation, or in other words, the shrinking of the forest surfaces. When trees are photosynthesing they absorb CO2, which is released when the plant is decomposed or burnt. The summer of 2019 an amazon wildfire destroyed 700.200 square miles of forest area in Brazil through July. This misfortune had a great impact on the volume of greenhouse gases emitted in the atmosphere. </text:p>
      <text:p text:style-name="P9"/>
      <text:p text:style-name="P9">Moreover, climate change is also contributed by the depletion of the atmosphere's ozone layer. Ozone, while being toxic to humans, is abundant on higher levels of the atmosphere, blocks ultraviolet radiation which is dangerous, as it causes abnormalities on living organisms. Chlorofluorocarbons - also known as CFCs - chemicals useful for refrigerators and sprays were widely used until the adverse effects on the ozone layer were discovered that led to the gas' prohibition. This is some good news, especially since the ozone layer has started to recover in recent years.</text:p>
      <text:p text:style-name="P9"/>
      <text:p text:style-name="P9">To sum up, climate change is a phenomenon that should worry all of us because it can affect the quality of our lives. It is clear that when humankind and our planet are in great danger, we should all act towards that great and crucial goal, being their protection and preservation for the future generation.</text:p>
      <text:list xml:id="list1939002754" text:style-name="L1">
        <text:list-item>
          <text:p text:style-name="P15">What is the title of this text?</text:p>
          <text:p text:style-name="P10"/>
          <text:list>
            <text:list-item>
              <text:p text:style-name="P10">Cars and Humans</text:p>
            </text:list-item>
            <text:list-item>
              <text:p text:style-name="P10">Nature's Revenge</text:p>
            </text:list-item>
            <text:list-item>
              <text:p text:style-name="P10">The Changing Climate</text:p>
            </text:list-item>
            <text:list-item>
              <text:p text:style-name="P10">Chemical Chaos</text:p>
            </text:list-item>
            <text:list-item>
              <text:p text:style-name="P10">The end draws near</text:p>
            </text:list-item>
            <text:list-item>
              <text:p text:style-name="P10">Amazon Alert</text:p>
            </text:list-item>
          </text:list>
        </text:list-item>
      </text:list>
      <text:p text:style-name="P9"/>
      <text:list xml:id="list165705368749375" text:continue-numbering="true" text:style-name="L1">
        <text:list-item>
          <text:p text:style-name="P10">In the last paragraph, the phrase "we should all act towards that great and crucial goal" means that:</text:p>
          <text:p text:style-name="P10"/>
          <text:list>
            <text:list-item>
              <text:p text:style-name="P10">People should not worry about the climate change.</text:p>
            </text:list-item>
            <text:list-item>
              <text:p text:style-name="P11">Climate change is a misunderstanding.</text:p>
            </text:list-item>
            <text:list-item>
              <text:p text:style-name="P11">We should stop using cars.</text:p>
            </text:list-item>
            <text:list-item>
              <text:p text:style-name="P10">Some people have to take care of the destruction.</text:p>
            </text:list-item>
            <text:list-item>
              <text:p text:style-name="P10">Everyone should act to prevent any further damage.</text:p>
            </text:list-item>
            <text:list-item>
              <text:p text:style-name="P10">Only individuals with power should try and reverse the damage.</text:p>
            </text:list-item>
          </text:list>
          <text:p text:style-name="P10"/>
        </text:list-item>
        <text:list-item>
          <text:p text:style-name="P10">What is deforestation?</text:p>
          <text:p text:style-name="P10"/>
          <text:list>
            <text:list-item>
              <text:p text:style-name="P10">The destruction of forest areas.</text:p>
            </text:list-item>
            <text:list-item>
              <text:p text:style-name="P10">The planting of trees.</text:p>
            </text:list-item>
            <text:list-item>
              <text:p text:style-name="P10">The protection of forests.</text:p>
            </text:list-item>
            <text:list-item>
              <text:p text:style-name="P10">A physical process of trees.</text:p>
            </text:list-item>
            <text:list-item>
              <text:p text:style-name="P10">Arson.</text:p>
            </text:list-item>
            <text:list-item>
              <text:p text:style-name="P10">Process of oxygen production by trees.</text:p>
            </text:list-item>
          </text:list>
          <text:p text:style-name="P10"/>
        </text:list-item>
        <text:list-item>
          <text:p text:style-name="P10">How does deforestation impact climate change?</text:p>
          <text:p text:style-name="P10"/>
          <text:list>
            <text:list-item>
              <text:p text:style-name="P10">By adding up to the greenhouse effect.</text:p>
            </text:list-item>
            <text:list-item>
              <text:p text:style-name="P10">By producing smaller amounts of CO2.</text:p>
            </text:list-item>
            <text:list-item>
              <text:p text:style-name="P10">By freeing up space for human activities.</text:p>
            </text:list-item>
            <text:list-item>
              <text:p text:style-name="P10">By emitting more oxygen.</text:p>
            </text:list-item>
            <text:list-item>
              <text:p text:style-name="P10">By habitat destruction for many animal species.</text:p>
            </text:list-item>
            <text:list-item>
              <text:p text:style-name="P10">By creating fertile grounds for agriculture.</text:p>
            </text:list-item>
          </text:list>
          <text:p text:style-name="P10"/>
        </text:list-item>
        <text:list-item>
          <text:p text:style-name="P10">Eventually, are deniers of human induced climate change right?</text:p>
          <text:p text:style-name="P10"/>
          <text:list>
            <text:list-item>
              <text:p text:style-name="P10">Yes, because climate change is a natural cycle of earth's climate.</text:p>
            </text:list-item>
            <text:list-item>
              <text:p text:style-name="P10">No, because the ozone layer hasn't properly recover.</text:p>
            </text:list-item>
            <text:list-item>
              <text:p text:style-name="P10">Yes, because high temperature isn't a hazard.</text:p>
            </text:list-item>
            <text:list-item>
              <text:p text:style-name="P10">No, because the amazon wildfire this year destroyed a wide part of the forest.</text:p>
            </text:list-item>
            <text:list-item>
              <text:p text:style-name="P10">No, because data prove that human activity is the main source of climate change.</text:p>
            </text:list-item>
            <text:list-item>
              <text:p text:style-name="P8"><text:span text:style-name="T9">Yes, because the average temperature of the planet hasn't increased very much.</text:span></text:p>
            </text:list-item>
          </text:list>
        </text:list-item>
      </text:list>
      <text:p text:style-name="P33"><text:span text:style-name="T3">Answer the following questions:</text:span></text:p>
      <text:list xml:id="list165706400959889" text:continue-numbering="true" text:style-name="L1">
        <text:list-item>
          <text:p text:style-name="P17"><text:span text:style-name="T3">Up is to </text:span><text:span text:style-name="T4">down</text:span><text:span text:style-name="T3">, as left is to `_____`:</text:span></text:p>
          <text:list>
            <text:list-item>
              <text:p text:style-name="P24">wrong</text:p>
            </text:list-item>
            <text:list-item>
              <text:p text:style-name="P25">right</text:p>
            </text:list-item>
            <text:list-item>
              <text:p text:style-name="P25">above</text:p>
            </text:list-item>
            <text:list-item>
              <text:p text:style-name="P24">below</text:p>
            </text:list-item>
            <text:list-item>
              <text:p text:style-name="P24">front</text:p>
            </text:list-item>
            <text:list-item>
              <text:p text:style-name="P24">back</text:p>
            </text:list-item>
          </text:list>
        </text:list-item>
      </text:list>
      <text:p text:style-name="P23"/>
      <text:list xml:id="list165705571774900" text:continue-numbering="true" text:style-name="L1">
        <text:list-item>
          <text:p text:style-name="P19">Good is for happy, as bad is for `_____`:</text:p>
          <text:list>
            <text:list-item>
              <text:p text:style-name="P24">Energetic</text:p>
            </text:list-item>
            <text:list-item>
              <text:p text:style-name="P24">Stressed</text:p>
            </text:list-item>
            <text:list-item>
              <text:p text:style-name="P24">Hyped</text:p>
            </text:list-item>
            <text:list-item>
              <text:p text:style-name="P24">Thrilled</text:p>
            </text:list-item>
            <text:list-item>
              <text:p text:style-name="P24">Sad</text:p>
            </text:list-item>
            <text:list-item>
              <text:p text:style-name="P24">Tired</text:p>
            </text:list-item>
          </text:list>
          <text:p text:style-name="P24"/>
        </text:list-item>
        <text:list-item>
          <text:p text:style-name="P18">Rubber is to flexible, as the glass is to `_____`:</text:p>
          <text:list>
            <text:list-item>
              <text:p text:style-name="P26">fragile</text:p>
            </text:list-item>
            <text:list-item>
              <text:p text:style-name="P26">transparent</text:p>
            </text:list-item>
            <text:list-item>
              <text:p text:style-name="P26">bulletproof</text:p>
            </text:list-item>
            <text:list-item>
              <text:p text:style-name="P26">shattered</text:p>
            </text:list-item>
            <text:list-item>
              <text:p text:style-name="P26">sharp</text:p>
            </text:list-item>
            <text:list-item>
              <text:p text:style-name="P26">tinted</text:p>
            </text:list-item>
          </text:list>
          <text:p text:style-name="P26"/>
        </text:list-item>
        <text:list-item>
          <text:p text:style-name="P18">Carbon dioxide is to the atmosphere, as `_____` is to ocean:</text:p>
          <text:list>
            <text:list-item>
              <text:p text:style-name="P26">plastic bags</text:p>
            </text:list-item>
            <text:list-item>
              <text:p text:style-name="P26">garbage</text:p>
            </text:list-item>
            <text:list-item>
              <text:p text:style-name="P26">flood</text:p>
            </text:list-item>
            <text:list-item>
              <text:p text:style-name="P27">fish</text:p>
            </text:list-item>
            <text:list-item>
              <text:p text:style-name="P27">salt</text:p>
            </text:list-item>
            <text:list-item>
              <text:p text:style-name="P26">tsunami</text:p>
            </text:list-item>
          </text:list>
          <text:p text:style-name="P26"/>
        </text:list-item>
        <text:list-item>
          <text:p text:style-name="P18">Sunscreen is to sunburn, as _____ is to _____`:</text:p>
          <text:list>
            <text:list-item>
              <text:p text:style-name="P26">sweater, cold</text:p>
            </text:list-item>
            <text:list-item>
              <text:p text:style-name="P26">umbrella, sun</text:p>
            </text:list-item>
            <text:list-item>
              <text:p text:style-name="P26">sunscreen, sun</text:p>
            </text:list-item>
            <text:list-item>
              <text:p text:style-name="P26">sun, rain</text:p>
            </text:list-item>
            <text:list-item>
              <text:p text:style-name="P26">sun, sea</text:p>
            </text:list-item>
            <text:list-item>
              <text:p text:style-name="P26">freeze, frostbite</text:p>
            </text:list-item>
          </text:list>
        </text:list-item>
      </text:list>
      <text:p text:style-name="P32"/>
      <text:p text:style-name="P3"/>
      <text:p text:style-name="P4">Find the odd one out:</text:p>
      <text:p text:style-name="P30"/>
      <text:list xml:id="list165704529881234" text:continue-numbering="true" text:style-name="L1">
        <text:list-item>
          <text:p text:style-name="P31"/>
          <text:list>
            <text:list-item>
              <text:p text:style-name="P10">Football</text:p>
            </text:list-item>
            <text:list-item>
              <text:p text:style-name="P10">Basketball</text:p>
            </text:list-item>
            <text:list-item>
              <text:p text:style-name="P10">Handball</text:p>
            </text:list-item>
            <text:list-item>
              <text:p text:style-name="P10">Volleyball</text:p>
            </text:list-item>
            <text:list-item>
              <text:p text:style-name="P10">Tennis</text:p>
            </text:list-item>
            <text:list-item>
              <text:p text:style-name="P10">Fencing</text:p>
            </text:list-item>
          </text:list>
        </text:list-item>
      </text:list>
      <text:p text:style-name="P9"/>
      <text:list xml:id="list165705674578565" text:continue-numbering="true" text:style-name="L1">
        <text:list-item>
          <text:p text:style-name="P10"/>
          <text:list>
            <text:list-item text:start-value="1">
              <text:p text:style-name="P10">Graphics card</text:p>
            </text:list-item>
            <text:list-item>
              <text:p text:style-name="P10">CPU</text:p>
            </text:list-item>
            <text:list-item>
              <text:p text:style-name="P10">Printer</text:p>
            </text:list-item>
            <text:list-item>
              <text:p text:style-name="P10">Motherboard</text:p>
            </text:list-item>
            <text:list-item>
              <text:p text:style-name="P10">RAM memory</text:p>
            </text:list-item>
            <text:list-item>
              <text:p text:style-name="P10">Hard disk</text:p>
            </text:list-item>
          </text:list>
        </text:list-item>
      </text:list>
      <text:p text:style-name="P9"/>
      <text:list xml:id="list165705919213166" text:continue-numbering="true" text:style-name="L1">
        <text:list-item>
          <text:p text:style-name="P10"/>
          <text:list>
            <text:list-item text:start-value="1">
              <text:p text:style-name="P10">Admiration</text:p>
            </text:list-item>
            <text:list-item>
              <text:p text:style-name="P10">Pride</text:p>
            </text:list-item>
            <text:list-item>
              <text:p text:style-name="P10">Determination</text:p>
            </text:list-item>
            <text:list-item>
              <text:p text:style-name="P10">Hesitation</text:p>
            </text:list-item>
            <text:list-item>
              <text:p text:style-name="P10">Joy</text:p>
            </text:list-item>
            <text:list-item>
              <text:p text:style-name="P10">Enthusiasm</text:p>
            </text:list-item>
          </text:list>
        </text:list-item>
      </text:list>
      <text:p text:style-name="P9"/>
      <text:list xml:id="list165706399077581" text:continue-numbering="true" text:style-name="L1">
        <text:list-item>
          <text:p text:style-name="P10"/>
          <text:list>
            <text:list-item text:start-value="1">
              <text:p text:style-name="P10">Beautiful</text:p>
            </text:list-item>
            <text:list-item>
              <text:p text:style-name="P10">Pretty</text:p>
            </text:list-item>
            <text:list-item>
              <text:p text:style-name="P10">Handsome</text:p>
            </text:list-item>
            <text:list-item>
              <text:p text:style-name="P10">Cute</text:p>
            </text:list-item>
            <text:list-item>
              <text:p text:style-name="P10">Attractive</text:p>
            </text:list-item>
            <text:list-item>
              <text:p text:style-name="P10">Sweet</text:p>
            </text:list-item>
          </text:list>
        </text:list-item>
      </text:list>
      <text:p text:style-name="P9"/>
      <text:list xml:id="list165705304332048" text:continue-numbering="true" text:style-name="L1">
        <text:list-item>
          <text:p text:style-name="P10"/>
          <text:list>
            <text:list-item text:start-value="1">
              <text:p text:style-name="P10">Sheep</text:p>
            </text:list-item>
            <text:list-item>
              <text:p text:style-name="P10">Goat</text:p>
            </text:list-item>
            <text:list-item>
              <text:p text:style-name="P10">Boar</text:p>
            </text:list-item>
            <text:list-item>
              <text:p text:style-name="P10">Cattle</text:p>
            </text:list-item>
            <text:list-item>
              <text:p text:style-name="P10">Pig</text:p>
            </text:list-item>
            <text:list-item>
              <text:p text:style-name="P10">Hen</text:p>
            </text:list-item>
          </text:list>
        </text:list-item>
      </text:list>
      <text:p text:style-name="P14"/>
      <text:p text:style-name="P9"/>
      <text:p text:style-name="P9">Which of the following options does not match the topic?</text:p>
      <text:p text:style-name="P9"/>
      <text:list xml:id="list165705263445928" text:continue-numbering="true" text:style-name="L1">
        <text:list-item>
          <text:p text:style-name="P10">Sports</text:p>
          <text:list>
            <text:list-item>
              <text:p text:style-name="P10">Injuries</text:p>
            </text:list-item>
            <text:list-item>
              <text:p text:style-name="P10">Healthy</text:p>
            </text:list-item>
            <text:list-item>
              <text:p text:style-name="P10">Good physique</text:p>
            </text:list-item>
            <text:list-item>
              <text:p text:style-name="P10">Doping</text:p>
            </text:list-item>
            <text:list-item>
              <text:p text:style-name="P10">Respect</text:p>
            </text:list-item>
            <text:list-item>
              <text:p text:style-name="P10">Bad behavior</text:p>
            </text:list-item>
          </text:list>
        </text:list-item>
      </text:list>
      <text:p text:style-name="P9"/>
      <text:list xml:id="list165706541353147" text:continue-numbering="true" text:style-name="L1">
        <text:list-item>
          <text:p text:style-name="P10">Internet</text:p>
          <text:list>
            <text:list-item>
              <text:p text:style-name="P10">Communication</text:p>
            </text:list-item>
            <text:list-item>
              <text:p text:style-name="P10">Information availability</text:p>
            </text:list-item>
            <text:list-item>
              <text:p text:style-name="P10">Misinformation</text:p>
            </text:list-item>
            <text:list-item>
              <text:p text:style-name="P10">Hacking</text:p>
            </text:list-item>
            <text:list-item>
              <text:p text:style-name="P10">Education</text:p>
            </text:list-item>
            <text:list-item>
              <text:p text:style-name="P10">Advanced reflexes</text:p>
            </text:list-item>
          </text:list>
        </text:list-item>
      </text:list>
      <text:p text:style-name="P9"/>
      <text:list xml:id="list165704834477400" text:continue-numbering="true" text:style-name="L1">
        <text:list-item>
          <text:p text:style-name="P10">Technology</text:p>
          <text:list>
            <text:list-item>
              <text:p text:style-name="P10">Improved quality of life</text:p>
            </text:list-item>
            <text:list-item>
              <text:p text:style-name="P10">Scientific discoveries</text:p>
            </text:list-item>
            <text:list-item>
              <text:p text:style-name="P10">Privacy concerns</text:p>
            </text:list-item>
            <text:list-item>
              <text:p text:style-name="P10">Environment pollution</text:p>
            </text:list-item>
            <text:list-item>
              <text:p text:style-name="P10">New job types</text:p>
            </text:list-item>
            <text:list-item>
              <text:p text:style-name="P10">Natural Disasters</text:p>
            </text:list-item>
          </text:list>
        </text:list-item>
      </text:list>
      <text:p text:style-name="P9"/>
      <text:p text:style-name="P9">Find the topic</text:p>
      <text:p text:style-name="P9"/>
      <text:list xml:id="list165705190526106" text:continue-numbering="true" text:style-name="L1">
        <text:list-item>
          <text:p text:style-name="P10">legal, weapons, corruption, poverty</text:p>
          <text:list>
            <text:list-item>
              <text:p text:style-name="P10">Drugs</text:p>
            </text:list-item>
            <text:list-item>
              <text:p text:style-name="P10">War</text:p>
            </text:list-item>
            <text:list-item>
              <text:p text:style-name="P10">Criminality</text:p>
            </text:list-item>
            <text:list-item>
              <text:p text:style-name="P10">Economical crisis</text:p>
            </text:list-item>
            <text:list-item>
              <text:p text:style-name="P10">Politics</text:p>
            </text:list-item>
            <text:list-item>
              <text:p text:style-name="P10">Legal system</text:p>
            </text:list-item>
          </text:list>
          <text:p text:style-name="P10"/>
        </text:list-item>
        <text:list-item>
          <text:p text:style-name="P10">alcohol, family, low self-esteem, extortion</text:p>
          <text:list>
            <text:list-item>
              <text:p text:style-name="P10">Mafia</text:p>
            </text:list-item>
            <text:list-item>
              <text:p text:style-name="P10">Domestic Violence</text:p>
            </text:list-item>
            <text:list-item>
              <text:p text:style-name="P10">Rape</text:p>
            </text:list-item>
            <text:list-item>
              <text:p text:style-name="P10">Divorce</text:p>
            </text:list-item>
            <text:list-item>
              <text:p text:style-name="P10">Psychological issues</text:p>
            </text:list-item>
            <text:list-item>
              <text:p text:style-name="P10">Lack of education</text:p>
            </text:list-item>
          </text:list>
        </text:list-item>
      </text:list>
      <text:p text:style-name="P14"/>
      <text:p text:style-name="P9"/>
      <text:p text:style-name="P9">Find the missing letter in the scrambled words:</text:p>
      <text:p text:style-name="P9"/>
      <text:list xml:id="list165705513449988" text:continue-numbering="true" text:style-name="L1">
        <text:list-item>
          <text:p text:style-name="P10">-nalet</text:p>
          <text:list>
            <text:list-item>
              <text:p text:style-name="P10">e</text:p>
            </text:list-item>
            <text:list-item>
              <text:p text:style-name="P10">b</text:p>
            </text:list-item>
            <text:list-item>
              <text:p text:style-name="P10">p</text:p>
            </text:list-item>
            <text:list-item>
              <text:p text:style-name="P10">c</text:p>
            </text:list-item>
            <text:list-item>
              <text:p text:style-name="P10">k</text:p>
            </text:list-item>
            <text:list-item>
              <text:p text:style-name="P10">g</text:p>
            </text:list-item>
          </text:list>
          <text:p text:style-name="P10"/>
        </text:list-item>
        <text:list-item>
          <text:p text:style-name="P10">teltes- <text:s/></text:p>
          <text:list>
            <text:list-item>
              <text:p text:style-name="P10">r</text:p>
            </text:list-item>
            <text:list-item>
              <text:p text:style-name="P10">l</text:p>
            </text:list-item>
            <text:list-item>
              <text:p text:style-name="P10">c</text:p>
            </text:list-item>
            <text:list-item>
              <text:p text:style-name="P10">h</text:p>
            </text:list-item>
            <text:list-item>
              <text:p text:style-name="P10">a</text:p>
            </text:list-item>
            <text:list-item>
              <text:p text:style-name="P10">k</text:p>
            </text:list-item>
          </text:list>
          <text:p text:style-name="P10"/>
        </text:list-item>
        <text:list-item>
          <text:p text:style-name="P10">-intpian</text:p>
          <text:list>
            <text:list-item>
              <text:p text:style-name="P10">y</text:p>
            </text:list-item>
            <text:list-item>
              <text:p text:style-name="P10">l</text:p>
            </text:list-item>
            <text:list-item>
              <text:p text:style-name="P10">k</text:p>
            </text:list-item>
            <text:list-item>
              <text:p text:style-name="P10">o</text:p>
            </text:list-item>
            <text:list-item>
              <text:p text:style-name="P10">r</text:p>
            </text:list-item>
            <text:list-item>
              <text:p text:style-name="P10">g</text:p>
            </text:list-item>
          </text:list>
          <text:p text:style-name="P10"/>
        </text:list-item>
      </text:list>
      <text:p text:style-name="P9">Find the odd one out:</text:p>
      <text:p text:style-name="P9"/>
      <text:list xml:id="list165705465603904" text:continue-numbering="true" text:style-name="L1">
        <text:list-item>
          <text:p text:style-name="P10"/>
          <text:list>
            <text:list-item>
              <text:p text:style-name="P10">PIDSER</text:p>
            </text:list-item>
            <text:list-item>
              <text:p text:style-name="P10">VEARBE</text:p>
            </text:list-item>
            <text:list-item>
              <text:p text:style-name="P10">KEYMON</text:p>
            </text:list-item>
            <text:list-item>
              <text:p text:style-name="P10">BARBIT</text:p>
            </text:list-item>
            <text:list-item>
              <text:p text:style-name="P10">RIGET</text:p>
            </text:list-item>
            <text:list-item>
              <text:p text:style-name="P10">NORIH</text:p>
            </text:list-item>
          </text:list>
        </text:list-item>
        <text:list-item>
          <text:p text:style-name="P10"/>
          <text:list>
            <text:list-item>
              <text:p text:style-name="P10">ONIPA</text:p>
            </text:list-item>
            <text:list-item>
              <text:p text:style-name="P10">TERUMPT</text:p>
            </text:list-item>
            <text:list-item>
              <text:p text:style-name="P10">UTGAIR</text:p>
            </text:list-item>
            <text:list-item>
              <text:p text:style-name="P10">EFUTLT</text:p>
            </text:list-item>
            <text:list-item>
              <text:p text:style-name="P10">YNAHROM</text:p>
            </text:list-item>
            <text:list-item>
              <text:p text:style-name="P10">ELLEUUK</text:p>
            </text:list-item>
          </text:list>
        </text:list-item>
      </text:list>
      <text:p text:style-name="P2"/>
      <text:h text:style-name="P6" text:outline-level="1">Answer Key <text:span text:style-name="T5">for Test 1</text:span></text:h>
      <text:list xml:id="list4292531756" text:style-name="L2">
        <text:list-item>
          <text:p text:style-name="P28">c</text:p>
        </text:list-item>
        <text:list-item>
          <text:p text:style-name="P28">e</text:p>
        </text:list-item>
        <text:list-item>
          <text:p text:style-name="P28">a</text:p>
        </text:list-item>
        <text:list-item>
          <text:p text:style-name="P28">a</text:p>
        </text:list-item>
        <text:list-item>
          <text:p text:style-name="P28">e</text:p>
        </text:list-item>
        <text:list-item>
          <text:p text:style-name="P28">b</text:p>
        </text:list-item>
        <text:list-item>
          <text:p text:style-name="P28">e</text:p>
        </text:list-item>
        <text:list-item>
          <text:p text:style-name="P28">a</text:p>
        </text:list-item>
        <text:list-item>
          <text:p text:style-name="P28">a</text:p>
        </text:list-item>
        <text:list-item>
          <text:p text:style-name="P28">a</text:p>
        </text:list-item>
        <text:list-item>
          <text:p text:style-name="P28">f</text:p>
        </text:list-item>
        <text:list-item>
          <text:p text:style-name="P28">c</text:p>
        </text:list-item>
        <text:list-item>
          <text:p text:style-name="P28">d</text:p>
        </text:list-item>
        <text:list-item>
          <text:p text:style-name="P28">f</text:p>
        </text:list-item>
        <text:list-item>
          <text:p text:style-name="P28">c</text:p>
        </text:list-item>
        <text:list-item>
          <text:p text:style-name="P28">f</text:p>
        </text:list-item>
        <text:list-item>
          <text:p text:style-name="P28">f</text:p>
        </text:list-item>
        <text:list-item>
          <text:p text:style-name="P28">f</text:p>
        </text:list-item>
        <text:list-item>
          <text:p text:style-name="P28">c</text:p>
        </text:list-item>
        <text:list-item>
          <text:p text:style-name="P28">b</text:p>
        </text:list-item>
        <text:list-item>
          <text:p text:style-name="P28">c</text:p>
        </text:list-item>
        <text:list-item>
          <text:p text:style-name="P28">a</text:p>
        </text:list-item>
        <text:list-item>
          <text:p text:style-name="P29">f</text:p>
        </text:list-item>
        <text:list-item>
          <text:p text:style-name="P29">d</text:p>
        </text:list-item>
        <text:list-item>
          <text:p text:style-name="P29">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Ubuntu1" svg:font-family="Ubuntu" style:font-adornments="Κανονικά"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Ubuntu1" fo:font-family="Ubuntu" style:font-style-name="Κανονικά"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text-properties fo:font-size="10pt" officeooo:paragraph-rsid="001019d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019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Βλάχου Χρυσή - </text:span>Παϊλας Κωνσταντίνος - Παπαϊωάννου Παναγιώτης - Τερζόγλου Θεόδωρος - Τσιρπάνης Θεόδωρος</text:p>
      </style:header>
      <loext:header-first>
        <text:p text:style-name="MP1"/>
      </loext:header-first>
      <style:footer>
        <text:p text:style-name="MP2"><text:page-number text:select-page="current">8</text:page-number></text:p>
      </style:footer>
      <loext:footer-first>
        <text:p text:style-name="MP2"/>
      </loext:footer-first>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30T15:09:50.116000000</meta:creation-date>
    <dc:date>2020-01-30T16:57:04.234000000</dc:date>
    <meta:editing-duration>PT35M21S</meta:editing-duration>
    <meta:editing-cycles>19</meta:editing-cycles>
    <meta:generator>LibreOffice/6.3.4.2$Windows_X86_64 LibreOffice_project/60da17e045e08f1793c57c00ba83cdfce946d0aa</meta:generator>
    <meta:document-statistic meta:table-count="0" meta:image-count="0" meta:object-count="0" meta:page-count="8" meta:paragraph-count="220" meta:word-count="1167" meta:character-count="6258" meta:non-whitespace-character-count="5501"/>
  </office:meta>
</office:document-meta>
</file>